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er">
      <style:text-properties officeooo:rsid="00172faf" officeooo:paragraph-rsid="00172faf"/>
    </style:style>
    <style:style style:name="P2" style:family="paragraph" style:parent-style-name="Standard">
      <style:paragraph-properties fo:text-align="end"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top="0.423cm" fo:margin-bottom="0cm" loext:contextual-spacing="false" fo:line-height="100%"/>
    </style:style>
    <style:style style:name="P5" style:family="paragraph" style:parent-style-name="Standard">
      <style:paragraph-properties fo:margin-top="0.423cm" fo:margin-bottom="0cm" loext:contextual-spacing="false" fo:line-height="100%" fo:text-align="center" style:justify-single-word="false"/>
    </style:style>
    <style:style style:name="P6" style:family="paragraph" style:parent-style-name="Standard">
      <style:paragraph-properties fo:margin-top="0.423cm" fo:margin-bottom="0cm" loext:contextual-spacing="false" fo:line-height="100%"/>
      <style:text-properties fo:background-color="#ffffff"/>
    </style:style>
    <style:style style:name="P7" style:family="paragraph" style:parent-style-name="Standard">
      <style:paragraph-properties fo:margin-top="0.423cm" fo:margin-bottom="0cm" loext:contextual-spacing="false" fo:line-height="100%" fo:text-align="center" style:justify-single-word="false"/>
      <style:text-properties fo:font-size="36pt" style:font-size-asian="36pt" style:font-size-complex="36pt"/>
    </style:style>
    <style:style style:name="P8" style:family="paragraph" style:parent-style-name="Standard">
      <style:paragraph-properties fo:margin-left="0cm" fo:margin-right="0cm" fo:text-indent="1.27cm" style:auto-text-indent="false"/>
      <style:text-properties fo:font-size="12pt" style:font-size-asian="12pt" style:font-size-complex="12pt"/>
    </style:style>
    <style:style style:name="P9" style:family="paragraph" style:parent-style-name="Contents_20_6">
      <style:paragraph-properties>
        <style:tab-stops>
          <style:tab-stop style:position="15.921cm" style:type="right" style:leader-style="dotted" style:leader-text="."/>
        </style:tab-stops>
      </style:paragraph-properties>
    </style:style>
    <style:style style:name="P10" style:family="paragraph" style:parent-style-name="Contents_20_6">
      <style:paragraph-properties>
        <style:tab-stops>
          <style:tab-stop style:position="15.921cm" style:type="right" style:leader-style="dotted" style:leader-text="."/>
        </style:tab-stops>
      </style:paragraph-properties>
      <style:text-properties fo:font-size="17pt" style:font-size-asian="17pt" style:font-size-complex="17pt"/>
    </style:style>
    <style:style style:name="P11" style:family="paragraph" style:parent-style-name="Contents_20_Heading">
      <style:paragraph-properties fo:text-align="center" style:justify-single-word="false"/>
    </style:style>
    <style:style style:name="P12" style:family="paragraph" style:parent-style-name="Contents_20_Heading">
      <style:paragraph-properties fo:text-align="center" style:justify-single-word="false"/>
      <style:text-properties fo:font-size="25pt" style:font-size-asian="25pt" style:font-size-complex="25pt"/>
    </style:style>
    <style:style style:name="P13" style:family="paragraph" style:parent-style-name="Heading_20_1">
      <style:paragraph-properties fo:margin-top="0.423cm" fo:margin-bottom="0.212cm" loext:contextual-spacing="false" fo:line-height="100%" fo:text-align="center" style:justify-single-word="false"/>
    </style:style>
    <style:style style:name="P14" style:family="paragraph" style:parent-style-name="Heading_20_2">
      <style:paragraph-properties fo:margin-top="0.423cm" fo:margin-bottom="0.212cm" loext:contextual-spacing="false" fo:line-height="100%"/>
    </style:style>
    <style:style style:name="P15" style:family="paragraph" style:parent-style-name="Standard">
      <style:paragraph-properties fo:margin-top="0.423cm" fo:margin-bottom="0.212cm" loext:contextual-spacing="false" fo:line-height="100%"/>
    </style:style>
    <style:style style:name="P16" style:family="paragraph" style:parent-style-name="Standard">
      <style:paragraph-properties fo:margin-top="0.423cm" fo:margin-bottom="0.212cm" loext:contextual-spacing="false" fo:line-height="100%" fo:text-align="center" style:justify-single-word="false"/>
    </style:style>
    <style:style style:name="P17" style:family="paragraph" style:parent-style-name="Standard">
      <style:paragraph-properties fo:margin-top="0.423cm" fo:margin-bottom="0.212cm" loext:contextual-spacing="false" fo:line-height="100%" fo:text-align="start" style:justify-single-word="false"/>
    </style:style>
    <style:style style:name="P18" style:family="paragraph" style:parent-style-name="Heading_20_1" style:list-style-name="L1"/>
    <style:style style:name="P19" style:family="paragraph" style:parent-style-name="Heading_20_1" style:list-style-name="L1">
      <style:paragraph-properties fo:break-before="page"/>
    </style:style>
    <style:style style:name="P20" style:family="paragraph" style:parent-style-name="Standard" style:master-page-name="Standard">
      <style:paragraph-properties fo:margin-top="0.423cm" fo:margin-bottom="0cm" loext:contextual-spacing="false" fo:line-height="100%" style:page-number="1"/>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P2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 style:family="text">
      <style:text-properties officeooo:rsid="0024bf20"/>
    </style:style>
    <style:style style:name="T2" style:family="text">
      <style:text-properties fo:color="#222222" fo:background-color="#ffffff" loext:char-shading-value="0"/>
    </style:style>
    <style:style style:name="T3" style:family="text">
      <style:text-properties fo:background-color="#ffffff" loext:char-shading-value="0"/>
    </style:style>
    <style:style style:name="T4" style:family="text">
      <style:text-properties fo:font-weight="bold" fo:background-color="#ffffff" loext:char-shading-value="0" style:font-weight-asian="bold"/>
    </style:style>
    <style:style style:name="T5" style:family="text">
      <style:text-properties fo:color="#0000ff" style:text-underline-style="solid" style:text-underline-width="auto" style:text-underline-color="font-color"/>
    </style:style>
    <style:style style:name="T6" style:family="text">
      <style:text-properties fo:color="#0000ff" fo:font-size="12pt" style:text-underline-style="solid" style:text-underline-width="auto" style:text-underline-color="font-color" style:font-size-asian="12pt" style:font-size-complex="12pt"/>
    </style:style>
    <style:style style:name="T7" style:family="text">
      <style:text-properties fo:color="#0000ff" fo:font-size="12pt" style:font-size-asian="12pt" style:font-size-complex="12pt"/>
    </style:style>
    <style:style style:name="T8" style:family="text">
      <style:text-properties fo:font-size="12pt" style:font-size-asian="12pt" style:font-size-complex="12pt"/>
    </style:style>
    <style:style style:name="T9" style:family="text">
      <style:text-properties fo:font-size="12pt" officeooo:rsid="001f6c3d" style:font-size-asian="12pt" style:font-size-complex="12pt"/>
    </style:style>
    <style:style style:name="T10" style:family="text">
      <style:text-properties fo:font-size="12pt" officeooo:rsid="00205ec6"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7pt" style:font-size-asian="17pt" style:font-size-complex="17pt"/>
    </style:style>
    <style:style style:name="T13" style:family="text">
      <style:text-properties officeooo:rsid="001bffe4"/>
    </style:style>
    <style:style style:name="T14" style:family="text">
      <style:text-properties officeooo:rsid="001e5603"/>
    </style:style>
    <style:style style:name="T15" style:family="text">
      <style:text-properties officeooo:rsid="00205ec6"/>
    </style:style>
    <style:style style:name="T16" style:family="text">
      <style:text-properties fo:font-style="italic" style:font-style-asian="italic" style:font-style-complex="italic"/>
    </style:style>
    <style:style style:name="T17" style:family="text">
      <style:text-properties officeooo:rsid="002066ee"/>
    </style:style>
    <style:style style:name="T18" style:family="text">
      <style:text-properties officeooo:rsid="0028655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ntoine Tartare</text:p>
      <text:p text:style-name="P21">Sophie Scheidt</text:p>
      <text:p text:style-name="P21">Karina Teyssere</text:p>
      <text:p text:style-name="P21">Nathan Menny</text:p>
      <text:p text:style-name="P4"/>
      <text:p text:style-name="P4"/>
      <text:p text:style-name="P4"/>
      <text:p text:style-name="P4"/>
      <text:p text:style-name="P4"/>
      <text:p text:style-name="P5"/>
      <text:p text:style-name="P5"/>
      <text:p text:style-name="P7">Rapport Final Gestion de Proje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4"/>
      <text:p text:style-name="P13"><text:bookmark-start text:name="__RefHeading___Toc2418_1986810760"/><text:bookmark-end text:name="__RefHeading___Toc2418_1986810760"/></text:p>
      <text:p text:style-name="P16"/>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6">
            <text:index-source-style text:style-name="Heading_20_1"/>
          </text:index-source-styles>
        </text:table-of-content-source>
        <text:index-body>
          <text:index-title text:style-name="Sect1" text:name="Table des matières2_Head">
            <text:p text:style-name="P12">Sommaire</text:p>
            <text:p text:style-name="P11"/>
          </text:index-title>
          <text:p text:style-name="P9"><text:a xlink:type="simple" xlink:href="#__RefHeading___Toc2430_1986810760" text:style-name="Index_20_Link" text:visited-style-name="Index_20_Link"><text:span text:style-name="T12">Introduction<text:tab/>3</text:span></text:a></text:p>
          <text:p text:style-name="P10"/>
          <text:p text:style-name="P9"><text:a xlink:type="simple" xlink:href="#__RefHeading___Toc2428_1986810760" text:style-name="Index_20_Link" text:visited-style-name="Index_20_Link"><text:span text:style-name="T12">II. <text:s/>État Final du projet<text:tab/>3</text:span></text:a></text:p>
          <text:p text:style-name="P10"/>
          <text:p text:style-name="P9"><text:a xlink:type="simple" xlink:href="#__RefHeading___Toc2426_1986810760" text:style-name="Index_20_Link" text:visited-style-name="Index_20_Link"><text:span text:style-name="T12">III. Problèmes rencontrés en cours de semestre<text:tab/>4</text:span></text:a></text:p>
          <text:p text:style-name="P10"/>
          <text:p text:style-name="P9"><text:a xlink:type="simple" xlink:href="#__RefHeading___Toc2424_1986810760" text:style-name="Index_20_Link" text:visited-style-name="Index_20_Link"><text:span text:style-name="T12">IV. <text:s/>Comparaison au cahier des charges initial<text:tab/>4</text:span></text:a></text:p>
          <text:p text:style-name="P10"/>
          <text:p text:style-name="P9"><text:a xlink:type="simple" xlink:href="#__RefHeading___Toc2422_1986810760" text:style-name="Index_20_Link" text:visited-style-name="Index_20_Link"><text:span text:style-name="T12">V. <text:s/>Retour sur expérience<text:tab/>5</text:span></text:a></text:p>
          <text:p text:style-name="P10"/>
          <text:p text:style-name="P9"><text:a xlink:type="simple" xlink:href="#__RefHeading___Toc2420_1986810760" text:style-name="Index_20_Link" text:visited-style-name="Index_20_Link"><text:span text:style-name="T12">VI. <text:s/>Conclusion<text:tab/>6</text:span></text:a></text:p>
        </text:index-body>
      </text:table-of-content>
      <text:p text:style-name="P17"/>
      <text:p text:style-name="P17"/>
      <text:list xml:id="list3472068684" text:style-name="L1">
        <text:list-item>
          <text:p text:style-name="P19"><text:bookmark-start text:name="__RefHeading___Toc2430_1986810760"/><text:s/>Introduction<text:bookmark-end text:name="__RefHeading___Toc2430_1986810760"/></text:p>
        </text:list-item>
      </text:list>
      <text:p text:style-name="P4"/>
      <text:p text:style-name="P4"><text:tab/>Bonjour à vous et bienvenue <text:span text:style-name="T18">dans </text:span>le dernier rapport de notre projet <text:span text:style-name="T16">Pie's Quest</text:span>.</text:p>
      <text:p text:style-name="P4"/>
      <text:p text:style-name="P4">Pour rappel, <text:span text:style-name="T16">Pie's Quest</text:span> c'est quoi déjà ?<text:line-break/></text:p>
      <text:p text:style-name="P4"><text:s/><text:span text:style-name="T15">Il s’agit d’u</text:span>n jeu de plateforme <text:span text:style-name="T17">en 2D</text:span> codé sous Java et mettant en scène un personnage devant aller chercher des fraises afin de faire une tartes aux fraises.<text:line-break/> <text:span text:style-name="T17">Celui-ci peut se déplacer horizontalement mais également verticalement dans </text:span>des niveaux différents, le tout plus grand que la taille d'un écran, nous obligeant donc à créer un système de scrolling.</text:p>
      <text:p text:style-name="P4"/>
      <text:list xml:id="list174631259078724" text:continue-numbering="true" text:style-name="L1">
        <text:list-item>
          <text:p text:style-name="P18"><text:bookmark-start text:name="__RefHeading___Toc2428_1986810760"/><text:bookmark text:name="_w0giibam5umc"/><text:s/><text:span text:style-name="T2"><text:s/></text:span><text:span text:style-name="T3">É</text:span>tat Final du projet<text:bookmark-end text:name="__RefHeading___Toc2428_1986810760"/></text:p>
        </text:list-item>
      </text:list>
      <text:p text:style-name="P4"/>
      <text:p text:style-name="P4"><text:span text:style-name="T3">Pour commencer, chose plutôt rassurante, notre projet est fonctionnel c'est-à-dire qu'il se lance, que nous pouvons y jouer et même finir le jeu sans qu'à aucun moment celui-ci ne plante.<text:line-break/> Il fut passé au peigne fin afin de le débugger et il n'y a à notre connaissance </text:span><text:span text:style-name="T4">aucun dysfonctionnement majeur</text:span><text:span text:style-name="T3"> (ce qui est la moindre des choses mais qui est importante à préciser).<text:line-break/> En l'état, notre projet ne dispose pas des graphismes que nous souhaitions lui donner à la base. Toutefois, le saut et la gravité sont très bien programmés et fonctionnels, et chose plutôt sympathique, nous n'avons pas eu à abandonner l'idée de carte aussi grande qu'on le souhaitait rendant le jeu plutôt agréable et sans vouloir caresser notre égo dans le sens du poil, pas mal de jeux codés à la va vite par des professionnels sont moins amusants que le nôtre (à mon goût).</text:span></text:p>
      <text:p text:style-name="P6">Toutefois, même si le jeu est très proche du cahier des charges fixé en début de semestre, il y a malgré tout des choses que nous n'avons pas eu le temps de réaliser et ce, pour des raisons ne dépendant pas de notre volonté …</text:p>
      <text:p text:style-name="P6"/>
      <text:p text:style-name="P14"/>
      <text:p text:style-name="P15"><text:bookmark text:name="_ne0tjv3fp7mx"/></text:p>
      <text:list xml:id="list174631277033263" text:continue-numbering="true" text:style-name="L1">
        <text:list-item>
          <text:p text:style-name="P18"><text:bookmark-start text:name="__RefHeading___Toc2426_1986810760"/><text:soft-page-break/>Problèmes rencontrés en cours de semestre<text:bookmark-end text:name="__RefHeading___Toc2426_1986810760"/></text:p>
        </text:list-item>
      </text:list>
      <text:p text:style-name="P4"/>
      <text:p text:style-name="P6"><text:tab/>Notre groupe n'a clairement pas été le mieux loti. <text:line-break/>Dès le commencement en groupe de cinq, chacun avait un rôle précis à jouer et nous avons convenu une disposition équitable des tâches. Malheureusement, l'un de nos membres à qui nous avions confié une tâche a démissionné de l'IUT sans s’être investi plus que cela. <text:s/></text:p>
      <text:p text:style-name="P6">Nous n'étions pas au courant qu'il ne reviendrait plus. Nous l’avons donc contacté à <text:span text:style-name="T13">de </text:span>multiples reprises afin de savoir s’il était en mesure d'effectuer <text:span text:style-name="T13">l</text:span>a part du travail qu'on lui avait confié ou non. Notre ancien membre ne nous a jamais répondu, obligeant Nathan Menny à assumer la charge de travail de Benoît Paponaud. Il a donc fallu à nouveau redistribuer les rôles afin de ne plus tenir compte de Benoît. Grâce à cette nouvelle redistribution, nous avons pu commencer à travailler sérieusement sur le projet.</text:p>
      <text:p text:style-name="P6"><text:line-break/>C’était sans compter sur le confinement. Au début du confinement, tout le groupe s'est retrouvé assez déboussolé et perdu. J’ai personnellement subi une grosse dépression et Karina des problèmes avec Internet, qui dans le cadre du confinement, nous ont empêché de communiquer. Nous n’avons réagi que très tard, étant chef de groupe j’ai réussi à me secouer les puces et j’ai pu demander à Nathan, qui a codé le gros du projet son avancé sur ce projet et ce dont il avait besoin. </text:p>
      <text:p text:style-name="P6">Nous avons ainsi remis en contact un peu tous les membres du groupe mais le retard accumulé n’a pas pu se résorber … On parle de pas moins d’un mois de silence entre tous les membres du groupe… </text:p>
      <text:p text:style-name="P6">Si nous avions eu un cahier des charges plus strict, nous n’aurions jamais pu le tenir dans les délais ! Et même à l’aide du cahier des charges, certaines tâches n’ont pas pu être réalisées à temps.</text:p>
      <text:p text:style-name="P4"/>
      <text:list xml:id="list174631241245997" text:continue-numbering="true" text:style-name="L1">
        <text:list-item>
          <text:p text:style-name="P18"><text:bookmark-start text:name="__RefHeading___Toc2424_1986810760"/><text:s/>Comparaison au cahier des charges initial<text:bookmark-end text:name="__RefHeading___Toc2424_1986810760"/></text:p>
        </text:list-item>
      </text:list>
      <text:p text:style-name="P4"/>
      <text:p text:style-name="P6">L'avantage de notre projet est qu’au départ, nous avions écrit un cahier des charges assez flexible, ne promettant que très peu de choses dans la v<text:span text:style-name="T13">ersion </text:span>1 du projet tout en prévoyant de nombreuses améliorations et complexifications à mesure que nous finissions les fonctionnalités de base.</text:p>
      <text:p text:style-name="P6">Toutefois, une des premières choses que vous pourrez remarquer en arrivant sur le jeu, c’est le menu ainsi que les graphismes de qualité discutable. En effet, étant donné que le but est avant tout de faire quelque chose qui fonctionne avant de faire quelque chose qui <text:soft-page-break/>soit beau, nous n'avons pas vraiment poussé les graphismes plus que cela par manque de temps. De ce fait, notre personnage est un carré au lieu d'être une petite fille et/ ou un petit garçon. L'arrivée n'est autre qu'un carré bleu et nos fraises qui donnent tout le sens au nom du jeu sont des carrés rouges. </text:p>
      <text:p text:style-name="P6"><text:line-break/>Toutefois comme dit plus haut, le jeu est totalement fonctionnel : les fraises se comptent et une fois ramassées, ne réapparaissent pas. Elles ne sont pas obligatoires à ramasser pour finir un niveau. Donc sur ce point là, pas de soucis.</text:p>
      <text:p text:style-name="P6">Au départ, nous souhaitions aussi faire un menu de choix de niveaux différents de celui présent permettant ainsi de jouer selon les niveaux déjà réussis. Ce menu permettait ainsi de ne pas être obligé de rejouer sur les niveaux déjà accomplis tout en empêchant toute « triche ». Ce menu existe et permet en effet de choisir son niveau <text:span text:style-name="T14">et ne ne pas jouer aux niveaux non débloqués.</text:span></text:p>
      <text:p text:style-name="P6">Enfin, l'une des dernières choses que nous n'avons pas eu le temps de faire, c’est le menu des options censé permettre plusieurs options telles que choisir une résolution, définir si le jeu est en plein écran ou en fenêtré. Ceci n'a pas pu être implémenté mais le fait que le jeu fonctionne est plus important que de pouvoir choisir la couleur du carré de notre personnage.</text:p>
      <text:p text:style-name="P6">Pour terminer, l'un des seuls bugs notables sur le jeu est que lorsque l'on saute nous avons la possibilité de traverser les plateformes par le côté; ce qui nous met parfois dans le sol. Pour en sortir, il suffit de sauter une seule fois; ce n'est pas un bug gênant pour terminer le jeu mais ce n'est pas non plus quelque chose de voulu. Il ne dérange toutefois pas le moins du monde mais nous n'avons plus le temps de le corriger bien malheureusement.</text:p>
      <text:p text:style-name="P6"/>
      <text:p text:style-name="Standard"/>
      <text:list xml:id="list174630233825822" text:continue-numbering="true" text:style-name="L1">
        <text:list-item>
          <text:p text:style-name="P18"><text:bookmark-start text:name="__RefHeading___Toc2422_1986810760"/><text:s/>Retour sur expérience<text:bookmark-end text:name="__RefHeading___Toc2422_1986810760"/></text:p>
        </text:list-item>
      </text:list>
      <text:p text:style-name="Standard"/>
      <text:p text:style-name="Standard"/>
      <text:p text:style-name="Standard"><text:span text:style-name="T5">Sophie Scheidt:</text:span> <text:span text:style-name="T8">Ce projet m’a permis de travailler en équipe. J’ai également pu avoir une meilleure vision du fonctionnement d’une entreprise lorsqu’elle travaille sur un projet comme nous l’avons fait. J’ai aussi pu mieux comprendre le codage d’un jeu.</text:span></text:p>
      <text:p text:style-name="P3"/>
      <text:p text:style-name="Standard"><text:span text:style-name="T6">Karina Teyssere:</text:span><text:span text:style-name="T7"> </text:span><text:span text:style-name="T8">Cela m’a apporté des connaissances dans la gestion de projet (état d’avancement, cahier des charges, organisation, prise de décision, planning </text:span><text:span text:style-name="T11">GANTT</text:span><text:span text:style-name="T8">, suivi d’avancement et suivi des coûts) que je ne connaissais pas avant ce projet. Malgré quelques problèmes d’Internet, cela m’a appris à m’adapter selon les situations. Ça m’a appris à être plus efficace car étant encadrée, ayant un certain nombre de choses à faire, j’ai pu m’organiser grâce au diagramme de Gantt et en discutant avec les autres membres de l’équipe. Ça m’a appris à travailler en groupe </text:span><text:soft-page-break/><text:span text:style-name="T8">et non toute seule, ce que je n’ai pas l’habitude de faire. Grâce aux supports mis à disposition, mes collègues et moi étaient plus </text:span><text:span text:style-name="T9">facilement joignables</text:span><text:span text:style-name="T8"> en cas de questionnements; cela est pratique en ces temps de pandémie.</text:span></text:p>
      <text:p text:style-name="P3"/>
      <text:p text:style-name="Standard"><text:span text:style-name="T6">Nathan Menny:</text:span><text:span text:style-name="T8"> Ce projet m’a apporté bon nombre de connaissances à la fois en gestion de projet et en programmation Java. En effet, j’ai appris à réaliser un planning sous </text:span><text:span text:style-name="T11">GANT project</text:span><text:span text:style-name="T8">, à rédiger des états d’avancement et également à créer des interfaces graphiques en Java. Le fait de s’être donné des rôles et d’avoir répartis les tâches m’aura aussi permis de développer une autre compétence essentielle : le travail d’équipe.</text:span></text:p>
      <text:p text:style-name="P3"/>
      <text:p text:style-name="Standard"><text:span text:style-name="T6">Antoine Tartare:</text:span><text:span text:style-name="T8"> Pour moi, ce projet fut assez difficile émotionnellement parlant, dans le sens où cela a été un grand ascenseur émotionnel. Je pense ne pas avoir pu pleinement profiter de tout le savoir que j’aurai pu accumuler grâce à cette expérience. J’aimerai plus tard devenir développeur de jeux vidéo et pour un premier pas dans le métier, ce ne fut pas de tout repos.<text:line-break/> Toutefois, j’ai pu voir mes limites en tant que chef de groupe et je laisserai avec joie à l’avenir ce poste à quelqu’un de plus compétent que moi.<text:line-break/>Il était toutefois intéressant d’être dans le </text:span><text:span text:style-name="T10">cœur</text:span><text:span text:style-name="T8"> de mon domaine de prédilection car ceci m’a fait énormément de plaisir et m’a conforté dans mon orientation future. J’aurai, je pense, mieux profité du semestre et de l’expérience si nous avions eu la chance de ne pas être touchés par une pandémie, c’est l’un de mes seuls regrets. <text:line-break/>Je suis à la fois content de ce que nous avons réussi à faire malgré les aléas et je tenais d’ailleurs à remercier tout particulièrement Nathan sans qui ce projet était voué à l’échec.</text:span></text:p>
      <text:p text:style-name="P3"/>
      <text:p text:style-name="P3"/>
      <text:list xml:id="list174630071946097" text:continue-numbering="true" text:style-name="L1">
        <text:list-item>
          <text:p text:style-name="P18"><text:bookmark-start text:name="__RefHeading___Toc2420_1986810760"/><text:bookmark text:name="_mv5vonx6k8on"/><text:s/>Conclusion<text:bookmark-end text:name="__RefHeading___Toc2420_1986810760"/></text:p>
        </text:list-item>
      </text:list>
      <text:p text:style-name="P3"/>
      <text:p text:style-name="P3"><text:tab/></text:p>
      <text:p text:style-name="P8">Ainsi, ce termine ce rapport final ainsi que le développement de <text:span text:style-name="T16">Pie’s Quest</text:span>. Ce fut un plaisir et un honneur d’être celui ayant la chance de rédiger ces rapports, toute l’équipe espère que vous apprécierez le jeu autant que nous avons apprécié l’imaginer, le concevoir, le créer. Un grand merci.</text:p>
      <text:p text:style-name="P3"/>
      <text:p text:style-name="P3">Rapport Rédigé par: Antoine Tartare</text:p>
      <text:p text:style-name="P3">Corrigé par: Laura Cochet (externe au groupe) – <text:span text:style-name="T15">Nathan Menny</text:span></text:p>
      <text:p text:style-name="P3">Mis en page par: <text:span text:style-name="T15">Nathan Menn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25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2faf" officeooo:paragraph-rsid="00172faf"/>
    </style:style>
    <style:style style:name="MP2" style:family="paragraph" style:parent-style-name="Standard">
      <style:paragraph-properties fo:text-align="end" style:justify-single-word="false"/>
    </style:style>
    <style:style style:name="MT1" style:family="text">
      <style:text-properties officeooo:rsid="0024bf20"/>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Rapport final – Gestion de projet<text:tab/><text:tab/>V.<text:span text:style-name="MT1">6</text:span></text:p>
        <text:p text:style-name="MP1">Antoine Tartare<text:tab/><text:tab/>Groupe 2.1</text:p>
        <text:p text:style-name="MP1">09/06/2020</text:p>
      </style:header>
      <style:footer>
        <text:p text:style-name="MP2"><text:page-number text:select-page="current">6</text:page-number>/<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6-10T17:41:13.132000000</dc:date>
    <meta:editing-duration>PT51M18S</meta:editing-duration>
    <meta:editing-cycles>23</meta:editing-cycles>
    <meta:document-statistic meta:table-count="0" meta:image-count="0" meta:object-count="0" meta:page-count="6" meta:paragraph-count="47" meta:word-count="1558" meta:character-count="9039" meta:non-whitespace-character-count="7501"/>
  </office:meta>
</office:document-meta>
</file>